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79de" officeooo:paragraph-rsid="001a79de"/>
    </style:style>
    <style:style style:name="T1" style:family="text">
      <style:text-properties officeooo:rsid="001d59a4"/>
    </style:style>
    <style:style style:name="T2" style:family="text">
      <style:text-properties officeooo:rsid="001f1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Horno:<text:span text:style-name="T2">Usabilidad baja</text:span><text:span text:style-name="T1"> debido a que al intentar encenderlo probablemente te quemes</text:span></text:p>
      <text:p text:style-name="P1">3. Ventilador: <text:span text:style-name="T2">Usabilidad baja a</text:span><text:span text:style-name="T1">l tener unas rejillas en las aspas el aire no llegará a moverse o se moverá muy poco</text:span></text:p>
      <text:p text:style-name="P1">4. Selector Archivos: <text:span text:style-name="T2">Usabilidad baja</text:span><text:span text:style-name="T1">, </text:span><text:span text:style-name="T2">porque</text:span><text:span text:style-name="T1"> es <text:s/></text:span><text:span text:style-name="T2">difícil de usar, es </text:span><text:span text:style-name="T1">muy probable que se borre un archivo accidentalmente debido a que es muy confuso</text:span></text:p>
      <text:p text:style-name="P1">5 <text:span text:style-name="T1">Barra</text:span> de configuración: <text:span text:style-name="T2">Usabilidad baja, e</text:span><text:span text:style-name="T1">s muy confuso y </text:span><text:span text:style-name="T2">es </text:span><text:span text:style-name="T1">difícil de encontrar el ajuste que se dese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1T21:52:54.664000000</meta:creation-date>
    <dc:date>2024-09-12T09:31:49.044000000</dc:date>
    <meta:editing-duration>PT18M16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4" meta:word-count="78" meta:character-count="456" meta:non-whitespace-character-count="381"/>
  </office:meta>
</office:document-meta>
</file>